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E000002612A8060FB.jpg"/>
  <manifest:file-entry manifest:media-type="image/jpeg" manifest:full-path="Pictures/100000000000034A00000253C8FC321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.542cm" svg:y="2cm" svg:width="13.917cm" svg:height="16.113cm" draw:z-index="0"><draw:image xlink:href="Pictures/100000000000020E000002612A8060FB.jpg" xlink:type="simple" xlink:show="embed" xlink:actuate="onLoad"/></draw:frame></text:p>
      <text:p text:style-name="P1"><draw:frame draw:style-name="fr1" draw:name="Grafik2" text:anchor-type="paragraph" svg:x="0cm" svg:y="5.689cm" svg:width="17cm" svg:height="12.012cm" draw:z-index="1"><draw:image xlink:href="Pictures/100000000000034A00000253C8FC321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Berger</meta:initial-creator>
    <meta:creation-date>2016-12-03T17:02:38.22</meta:creation-date>
    <dc:date>2016-12-03T17:06:39.98</dc:date>
    <dc:creator>Stefan Berger</dc:creator>
    <meta:editing-duration>PT4M1S</meta:editing-duration>
    <meta:editing-cycles>2</meta:editing-cycles>
    <meta:generator>OpenOffice/4.1.3$Win32 OpenOffice.org_project/413m1$Build-9783</meta:generator>
    <meta:document-statistic meta:table-count="0" meta:image-count="2" meta:object-count="0" meta:page-count="2" meta:paragraph-count="0" meta:word-count="0" meta:character-count="0"/>
  </office:meta>
</office:document-meta>
</file>